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32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2in" style:rel-column-width="28950*"/>
    </style:style>
    <style:style style:name="Table3.B" style:family="table-column">
      <style:table-column-properties style:column-width="4.1868in" style:rel-column-width="3658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paragraph-rsid="00091d28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7f5cf2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9dfd3e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09495ff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0f47f87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6" style:family="paragraph" style:parent-style-name="Standard">
      <style:paragraph-properties fo:text-align="center" style:justify-single-word="false"/>
      <style:text-properties style:font-name="Consolas" fo:font-size="24pt" fo:language="en" fo:country="US" style:font-size-asian="24pt" style:font-size-complex="24pt"/>
    </style:style>
    <style:style style:name="P117" style:family="paragraph" style:parent-style-name="Standard">
      <style:paragraph-properties fo:text-align="center" style:justify-single-word="false"/>
      <style:text-properties style:font-name="Consolas" fo:font-size="24pt" fo:language="en" fo:country="US" officeooo:rsid="008b8dca" officeooo:paragraph-rsid="008b8dca" style:font-size-asian="24pt" style:font-size-complex="24pt"/>
    </style:style>
    <style:style style:name="P118" style:family="paragraph" style:parent-style-name="Standard">
      <style:paragraph-properties fo:text-align="center" style:justify-single-word="false"/>
      <style:text-properties style:font-name="Consolas" fo:font-size="24pt" fo:language="en" fo:country="US" fo:font-weight="bold" style:font-size-asian="24pt" style:font-weight-asian="bold" style:font-size-complex="24pt" style:font-weight-complex="bold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f5cf2" officeooo:paragraph-rsid="007f5cf2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3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3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3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3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4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4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190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1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1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19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19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19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0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01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0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03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04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05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a38f0" officeooo:paragraph-rsid="00fa38f0" style:font-size-asian="10.5pt" style:font-weight-asian="normal" style:font-size-complex="12pt" style:font-weight-complex="normal"/>
    </style:style>
    <style:style style:name="P206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0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0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0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1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officeooo:rsid="0024e2a1"/>
    </style:style>
    <style:style style:name="T30" style:family="text">
      <style:text-properties officeooo:rsid="002ddd00"/>
    </style:style>
    <style:style style:name="T31" style:family="text">
      <style:text-properties officeooo:rsid="00346dd4"/>
    </style:style>
    <style:style style:name="T32" style:family="text">
      <style:text-properties officeooo:rsid="00368dd0"/>
    </style:style>
    <style:style style:name="T33" style:family="text">
      <style:text-properties officeooo:rsid="00372cf2"/>
    </style:style>
    <style:style style:name="T34" style:family="text">
      <style:text-properties officeooo:rsid="0038e162"/>
    </style:style>
    <style:style style:name="T35" style:family="text">
      <style:text-properties officeooo:rsid="003a3840"/>
    </style:style>
    <style:style style:name="T36" style:family="text">
      <style:text-properties officeooo:rsid="003ba9cc"/>
    </style:style>
    <style:style style:name="T37" style:family="text">
      <style:text-properties officeooo:rsid="00406506"/>
    </style:style>
    <style:style style:name="T38" style:family="text">
      <style:text-properties officeooo:rsid="0044cd70"/>
    </style:style>
    <style:style style:name="T39" style:family="text">
      <style:text-properties officeooo:rsid="00469359"/>
    </style:style>
    <style:style style:name="T40" style:family="text">
      <style:text-properties officeooo:rsid="0047f216"/>
    </style:style>
    <style:style style:name="T41" style:family="text">
      <style:text-properties officeooo:rsid="0048f651"/>
    </style:style>
    <style:style style:name="T42" style:family="text">
      <style:text-properties officeooo:rsid="004a3d20"/>
    </style:style>
    <style:style style:name="T43" style:family="text">
      <style:text-properties officeooo:rsid="004e360b"/>
    </style:style>
    <style:style style:name="T44" style:family="text">
      <style:text-properties officeooo:rsid="0050ea59"/>
    </style:style>
    <style:style style:name="T45" style:family="text">
      <style:text-properties officeooo:rsid="0051bd64"/>
    </style:style>
    <style:style style:name="T46" style:family="text">
      <style:text-properties officeooo:rsid="00520d9a"/>
    </style:style>
    <style:style style:name="T47" style:family="text">
      <style:text-properties officeooo:rsid="0053df43"/>
    </style:style>
    <style:style style:name="T48" style:family="text">
      <style:text-properties officeooo:rsid="00551c2e"/>
    </style:style>
    <style:style style:name="T49" style:family="text">
      <style:text-properties officeooo:rsid="005bf58b"/>
    </style:style>
    <style:style style:name="T50" style:family="text">
      <style:text-properties officeooo:rsid="005e07a2"/>
    </style:style>
    <style:style style:name="T51" style:family="text">
      <style:text-properties officeooo:rsid="005f850b"/>
    </style:style>
    <style:style style:name="T52" style:family="text">
      <style:text-properties officeooo:rsid="006668af"/>
    </style:style>
    <style:style style:name="T53" style:family="text">
      <style:text-properties officeooo:rsid="00681eb8"/>
    </style:style>
    <style:style style:name="T54" style:family="text">
      <style:text-properties officeooo:rsid="0068381d"/>
    </style:style>
    <style:style style:name="T55" style:family="text">
      <style:text-properties officeooo:rsid="0069730c"/>
    </style:style>
    <style:style style:name="T56" style:family="text">
      <style:text-properties officeooo:rsid="0069d010"/>
    </style:style>
    <style:style style:name="T57" style:family="text">
      <style:text-properties officeooo:rsid="006a76dc"/>
    </style:style>
    <style:style style:name="T58" style:family="text">
      <style:text-properties officeooo:rsid="006bdabf"/>
    </style:style>
    <style:style style:name="T59" style:family="text">
      <style:text-properties officeooo:rsid="006d867d"/>
    </style:style>
    <style:style style:name="T60" style:family="text">
      <style:text-properties officeooo:rsid="0072f91a"/>
    </style:style>
    <style:style style:name="T61" style:family="text">
      <style:text-properties style:font-name="Consolas"/>
    </style:style>
    <style:style style:name="T62" style:family="text">
      <style:text-properties style:font-name="Consolas" fo:font-size="12pt" officeooo:rsid="0010a1ab" style:font-size-asian="10.5pt" style:font-size-complex="12pt"/>
    </style:style>
    <style:style style:name="T63" style:family="text">
      <style:text-properties style:font-name="Consolas" fo:font-size="12pt" officeooo:rsid="0072f91a" style:font-size-asian="10.5pt" style:font-size-complex="12pt"/>
    </style:style>
    <style:style style:name="T64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65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66" style:family="text">
      <style:text-properties style:font-name="Consolas" officeooo:rsid="00f3165b"/>
    </style:style>
    <style:style style:name="T67" style:family="text">
      <style:text-properties style:font-name="Consolas" officeooo:rsid="00e8aa77"/>
    </style:style>
    <style:style style:name="T68" style:family="text">
      <style:text-properties style:font-name="Consolas" officeooo:rsid="00e9f10c"/>
    </style:style>
    <style:style style:name="T69" style:family="text">
      <style:text-properties style:font-name="Consolas" officeooo:rsid="00e17125"/>
    </style:style>
    <style:style style:name="T70" style:family="text">
      <style:text-properties officeooo:rsid="0074e671"/>
    </style:style>
    <style:style style:name="T71" style:family="text">
      <style:text-properties officeooo:rsid="007694f6"/>
    </style:style>
    <style:style style:name="T72" style:family="text">
      <style:text-properties officeooo:rsid="007d71c8"/>
    </style:style>
    <style:style style:name="T73" style:family="text">
      <style:text-properties officeooo:rsid="007e28e7"/>
    </style:style>
    <style:style style:name="T74" style:family="text">
      <style:text-properties officeooo:rsid="007f5cf2"/>
    </style:style>
    <style:style style:name="T75" style:family="text">
      <style:text-properties officeooo:rsid="0080f5f1"/>
    </style:style>
    <style:style style:name="T76" style:family="text">
      <style:text-properties officeooo:rsid="00813019"/>
    </style:style>
    <style:style style:name="T77" style:family="text">
      <style:text-properties officeooo:rsid="0082c804"/>
    </style:style>
    <style:style style:name="T78" style:family="text">
      <style:text-properties officeooo:rsid="0083ad41"/>
    </style:style>
    <style:style style:name="T79" style:family="text">
      <style:text-properties officeooo:rsid="00899e21"/>
    </style:style>
    <style:style style:name="T80" style:family="text">
      <style:text-properties officeooo:rsid="008b8dca"/>
    </style:style>
    <style:style style:name="T81" style:family="text">
      <style:text-properties officeooo:rsid="008bb0f6"/>
    </style:style>
    <style:style style:name="T82" style:family="text">
      <style:text-properties officeooo:rsid="009495ff"/>
    </style:style>
    <style:style style:name="T83" style:family="text">
      <style:text-properties officeooo:rsid="0094e0d9"/>
    </style:style>
    <style:style style:name="T84" style:family="text">
      <style:text-properties officeooo:rsid="0098223b"/>
    </style:style>
    <style:style style:name="T85" style:family="text">
      <style:text-properties officeooo:rsid="0099c6bb"/>
    </style:style>
    <style:style style:name="T86" style:family="text">
      <style:text-properties officeooo:rsid="009b8941"/>
    </style:style>
    <style:style style:name="T87" style:family="text">
      <style:text-properties officeooo:rsid="009dfd3e"/>
    </style:style>
    <style:style style:name="T88" style:family="text">
      <style:text-properties officeooo:rsid="00a00a52"/>
    </style:style>
    <style:style style:name="T89" style:family="text">
      <style:text-properties officeooo:rsid="00a0a8d7"/>
    </style:style>
    <style:style style:name="T90" style:family="text">
      <style:text-properties officeooo:rsid="00a0fe40"/>
    </style:style>
    <style:style style:name="T91" style:family="text">
      <style:text-properties officeooo:rsid="00a6090b"/>
    </style:style>
    <style:style style:name="T92" style:family="text">
      <style:text-properties officeooo:rsid="00a6ec73"/>
    </style:style>
    <style:style style:name="T93" style:family="text">
      <style:text-properties officeooo:rsid="00a8f6f8"/>
    </style:style>
    <style:style style:name="T94" style:family="text">
      <style:text-properties fo:font-size="12pt" style:font-size-asian="10.5pt" style:font-size-complex="12pt"/>
    </style:style>
    <style:style style:name="T95" style:family="text">
      <style:text-properties fo:font-size="12pt" officeooo:rsid="00aa6c2e" style:font-size-asian="10.5pt" style:font-size-complex="12pt"/>
    </style:style>
    <style:style style:name="T96" style:family="text">
      <style:text-properties fo:font-size="12pt" officeooo:rsid="00b06daf" style:font-size-asian="10.5pt" style:font-size-complex="12pt"/>
    </style:style>
    <style:style style:name="T97" style:family="text">
      <style:text-properties fo:font-size="12pt" officeooo:rsid="00b228fc" style:font-size-asian="10.5pt" style:font-size-complex="12pt"/>
    </style:style>
    <style:style style:name="T98" style:family="text">
      <style:text-properties fo:font-size="12pt" officeooo:rsid="00ca40f3" style:font-size-asian="10.5pt" style:font-size-complex="12pt"/>
    </style:style>
    <style:style style:name="T99" style:family="text">
      <style:text-properties officeooo:rsid="00ba6c9c"/>
    </style:style>
    <style:style style:name="T100" style:family="text">
      <style:text-properties officeooo:rsid="00bafa20"/>
    </style:style>
    <style:style style:name="T101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02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03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04" style:family="text">
      <style:text-properties officeooo:rsid="00c5c64d"/>
    </style:style>
    <style:style style:name="T105" style:family="text">
      <style:text-properties officeooo:rsid="00c78fc2"/>
    </style:style>
    <style:style style:name="T106" style:family="text">
      <style:text-properties officeooo:rsid="00c865f1"/>
    </style:style>
    <style:style style:name="T107" style:family="text">
      <style:text-properties officeooo:rsid="00cde04f"/>
    </style:style>
    <style:style style:name="T108" style:family="text">
      <style:text-properties officeooo:rsid="00d0c8c6"/>
    </style:style>
    <style:style style:name="T109" style:family="text">
      <style:text-properties officeooo:rsid="00d3ce0c"/>
    </style:style>
    <style:style style:name="T110" style:family="text">
      <style:text-properties officeooo:rsid="00d8ef36"/>
    </style:style>
    <style:style style:name="T111" style:family="text">
      <style:text-properties officeooo:rsid="00da8298"/>
    </style:style>
    <style:style style:name="T112" style:family="text">
      <style:text-properties officeooo:rsid="00740d69"/>
    </style:style>
    <style:style style:name="T113" style:family="text">
      <style:text-properties officeooo:rsid="00de5d5e"/>
    </style:style>
    <style:style style:name="T114" style:family="text">
      <style:text-properties officeooo:rsid="00df869e"/>
    </style:style>
    <style:style style:name="T115" style:family="text">
      <style:text-properties officeooo:rsid="00e3f38a"/>
    </style:style>
    <style:style style:name="T116" style:family="text">
      <style:text-properties officeooo:rsid="00e57f40"/>
    </style:style>
    <style:style style:name="T117" style:family="text">
      <style:text-properties officeooo:rsid="00ee52d0"/>
    </style:style>
    <style:style style:name="T118" style:family="text">
      <style:text-properties officeooo:rsid="00f2b976"/>
    </style:style>
    <style:style style:name="T119" style:family="text">
      <style:text-properties officeooo:rsid="00f47f87"/>
    </style:style>
    <style:style style:name="T120" style:family="text">
      <style:text-properties officeooo:rsid="00f952ea"/>
    </style:style>
    <style:style style:name="T121" style:family="text">
      <style:text-properties style:font-name="Lucida Console"/>
    </style:style>
    <style:style style:name="T122" style:family="text">
      <style:text-properties style:font-name="Lucida Console" officeooo:rsid="00f4a5bc"/>
    </style:style>
    <style:style style:name="T123" style:family="text">
      <style:text-properties officeooo:rsid="00fc86e1"/>
    </style:style>
    <style:style style:name="T124" style:family="text">
      <style:text-properties officeooo:rsid="0100524d"/>
    </style:style>
    <style:style style:name="T125" style:family="text">
      <style:text-properties officeooo:rsid="0100dd9b"/>
    </style:style>
    <style:style style:name="T126" style:family="text">
      <style:text-properties officeooo:rsid="010175fb"/>
    </style:style>
    <style:style style:name="T127" style:family="text">
      <style:text-properties officeooo:rsid="01025508"/>
    </style:style>
    <style:style style:name="T128" style:family="text">
      <style:text-properties officeooo:rsid="01039b56"/>
    </style:style>
    <style:style style:name="T129" style:family="text">
      <style:text-properties officeooo:rsid="0105ca0c"/>
    </style:style>
    <style:style style:name="T130" style:family="text">
      <style:text-properties officeooo:rsid="01099097"/>
    </style:style>
    <style:style style:name="T131" style:family="text">
      <style:text-properties officeooo:rsid="004e80d9"/>
    </style:style>
    <style:style style:name="T132" style:family="text">
      <style:text-properties officeooo:rsid="010ae5d3"/>
    </style:style>
    <style:style style:name="T133" style:family="text">
      <style:text-properties officeooo:rsid="01145321"/>
    </style:style>
    <style:style style:name="T134" style:family="text">
      <style:text-properties officeooo:rsid="0115cd1c"/>
    </style:style>
    <style:style style:name="T135" style:family="text">
      <style:text-properties officeooo:rsid="0115ebf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8">CLIBASIC Language Manual</text:p>
      <text:p text:style-name="P11"/>
      <text:p text:style-name="P9">Manual symbols:</text:p>
      <text:p text:style-name="P14"/>
      <text:p text:style-name="P196"><text:span text:style-name="T101">{</text:span><text:span text:style-name="T102">} = choose from</text:span><text:span text:style-name="T103"> </text:span></text:p>
      <text:p text:style-name="P191">[] = optional</text:p>
      <text:p text:style-name="P191">| = choice separator</text:p>
      <text:p text:style-name="P191">/ <text:span text:style-name="T99">= continuous choice separator</text:span></text:p>
      <text:p text:style-name="P192"><text:span text:style-name="T99">… </text:span><text:span text:style-name="T100">= continue</text:span></text:p>
      <text:p text:style-name="P193"/>
      <text:p text:style-name="P10">Syntax:</text:p>
      <text:p text:style-name="P12"/>
      <text:list xml:id="list1980390628" text:style-name="L1">
        <text:list-item>
          <text:p text:style-name="P197">Commands are separated by newlines or colons.</text:p>
        </text:list-item>
        <text:list-item>
          <text:p text:style-name="P207"><text:span text:style-name="T95">C</text:span><text:span text:style-name="T94">ommand, function, and variable names are not case sensitive.</text:span></text:p>
        </text:list-item>
        <text:list-item>
          <text:p text:style-name="P198">Variable names are allowed to contain A-Z, 0-9, #, $, %, !, ?, @, and _.</text:p>
        </text:list-item>
        <text:list-item>
          <text:p text:style-name="P199">Variables must have at least one non numeric valid character to be a valid name.</text:p>
        </text:list-item>
        <text:list-item>
          <text:p text:style-name="P198">Variables can be addressed as an array by appending a [, the element index, and a ] to the end of the variable name.</text:p>
        </text:list-item>
        <text:list-item>
          <text:p text:style-name="P200">Function names are allowed to contain the same characters as variable names.</text:p>
        </text:list-item>
        <text:list-item>
          <text:p text:style-name="P200">Functions can be called by adding (, a comma separated list of arguments, and a ) to the end of a function name.</text:p>
        </text:list-item>
        <text:list-item>
          <text:p text:style-name="P201">Arguments are separated by commas.</text:p>
        </text:list-item>
        <text:list-item>
          <text:p text:style-name="P208"><text:span text:style-name="T96">A</text:span><text:span text:style-name="T94">dding a comma with nothing after it will count as a argument </text:span><text:span text:style-name="T98">but the command/function will be aware that the argument is empty</text:span><text:span text:style-name="T94">.</text:span></text:p>
        </text:list-item>
        <text:list-item>
          <text:p text:style-name="P199">Strings must have one " to begin and another " to end.</text:p>
        </text:list-item>
        <text:list-item>
          <text:p text:style-name="P199">Strings can only be added together.</text:p>
        </text:list-item>
        <text:list-item>
          <text:p text:style-name="P209"><text:span text:style-name="T94">Numbers can </text:span><text:span text:style-name="T97">include . And 0-9.</text:span></text:p>
        </text:list-item>
        <text:list-item>
          <text:p text:style-name="P210"><text:span text:style-name="T97">L</text:span><text:span text:style-name="T94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02">A whole number greater or equal to 0 may be prefixed before a command to indicate a line number.</text:p>
        </text:list-item>
      </text:list>
      <text:p text:style-name="P194"/>
      <text:p text:style-name="P190"><text:span text:style-name="T65">Behavior</text:span><text:span text:style-name="T64">:</text:span></text:p>
      <text:p text:style-name="P13"/>
      <text:list xml:id="list2477131040" text:style-name="L2">
        <text:list-item>
          <text:p text:style-name="P203">All file I/O functions and commands set <text:span text:style-name="T120">an internal</text:span> variable which can be queried using the <text:span text:style-name="T121">_FILEERROR</text:span><text:span text:style-name="T122">()</text:span> function.</text:p>
        </text:list-item>
        <text:list-item>
          <text:p text:style-name="P204">Command, function, variable, and label names are case insensitive and are internally converted into upper-case before interpretation.</text:p>
        </text:list-item>
        <text:list-item>
          <text:p text:style-name="P204">For performance purposes, strings are not bounds-checked to be larger than <text:span text:style-name="T121">CB_BUF_SIZE</text:span> and counters/pointers are not checked to prevent <text:span text:style-name="T121">int</text:span>/<text:span text:style-name="T121">int32_t</text:span> overflow.</text:p>
        </text:list-item>
        <text:list-item>
          <text:p text:style-name="P205">On Unix-based systems such as Linux, to mimic the Windows behavior of opening CLIBASIC in a console window, CLIBASIC will attempt to open in xterm if <text:span text:style-name="T121">GUI_CHECK</text:span> is defined.</text:p>
        </text:list-item>
        <text:list-item>
          <text:p text:style-name="P206">On Windows, due to lack of a better solution, the <text:span text:style-name="T121">EXEC</text:span> command and <text:span text:style-name="T121">EXEC()</text:span> and <text:span text:style-name="T121">EXEC$()</text:span> functions are passed through <text:span text:style-name="T121">system()</text:span> and will be interpreted by CMD which can be insecure and/or buggy.</text:p>
        </text:list-item>
      </text:list>
      <text:p text:style-name="P195"/>
      <text:p text:style-name="P7">Commands: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9">CALL FILENAME$</text:p>
          </table:table-cell>
          <table:table-cell table:style-name="Table1.B1" office:value-type="string">
            <text:p text:style-name="P21">Opens and runs <text:span text:style-name="T10">FILENAME$</text:span> <text:span text:style-name="T74">in the current session. </text:span><text:span text:style-name="T86">Called programs will retain the same arguments as the parent.</text:span></text:p>
          </table:table-cell>
        </table:table-row>
        <table:table-row table:style-name="Table1.1">
          <table:table-cell table:style-name="Table1.A2" office:value-type="string">
            <text:p text:style-name="P120"><text:span text:style-name="T54">{</text:span>CHDIR<text:span text:style-name="T54">|CD}</text:span> DIR$</text:p>
          </table:table-cell>
          <table:table-cell table:style-name="Table1.B2" office:value-type="string">
            <text:p text:style-name="P24">C<text:span text:style-name="T52">hanges the current directory to </text:span><text:span text:style-name="T16">DIR$</text:span><text:span text:style-name="T52">.</text:span></text:p>
          </table:table-cell>
        </table:table-row>
        <table:table-row table:style-name="Table1.1">
          <table:table-cell table:style-name="Table1.A2" office:value-type="string">
            <text:p text:style-name="P121">CLS [COLOR]</text:p>
          </table:table-cell>
          <table:table-cell table:style-name="Table1.B2" office:value-type="string">
            <text:p text:style-name="P25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121">COLOR {FGC <text:span text:style-name="T1">[, BGC] | [FGC], BGC}</text:span></text:p>
          </table:table-cell>
          <table:table-cell table:style-name="Table1.B2" office:value-type="string">
            <text:p text:style-name="P27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120"><text:span text:style-name="T58">DEL</text:span> <text:span text:style-name="T58">{VAR</text:span>$<text:span text:style-name="T58">|VAR}</text:span></text:p>
          </table:table-cell>
          <table:table-cell table:style-name="Table1.B2" office:value-type="string">
            <text:p text:style-name="P26"><text:span text:style-name="T58">Deletes the variable</text:span><text:span text:style-name="T52"> </text:span><text:span text:style-name="T17">VAR</text:span><text:span text:style-name="T16">$ </text:span><text:span text:style-name="T58">or </text:span><text:span text:style-name="T17">VAR</text:span><text:span text:style-name="T52">.</text:span></text:p>
          </table:table-cell>
        </table:table-row>
        <table:table-row table:style-name="Table1.1">
          <table:table-cell table:style-name="Table1.A2" office:value-type="string">
            <text:p text:style-name="P124">DIM {VAR$|VAR}, MAX <text:span text:style-name="T133">[</text:span>, <text:span text:style-name="T82">{INIT$ | INIT}</text:span><text:span text:style-name="T133">]</text:span></text:p>
          </table:table-cell>
          <table:table-cell table:style-name="Table1.B2" office:value-type="string">
            <text:p text:style-name="P29">Makes an array with the max index being <text:span text:style-name="T10">MAX</text:span><text:span text:style-name="T61"> and the initial value for each element being </text:span><text:span text:style-name="T10">INIT</text:span><text:span text:style-name="T61">/</text:span><text:span text:style-name="T10">INIT$</text:span><text:span text:style-name="T61">.</text:span></text:p>
          </table:table-cell>
        </table:table-row>
        <table:table-row table:style-name="Table1.1">
          <table:table-cell table:style-name="Table1.A2" office:value-type="string">
            <text:p text:style-name="P125">EXEC PROGRAM$ [, {ARG$/ARG}...]</text:p>
          </table:table-cell>
          <table:table-cell table:style-name="Table1.B2" office:value-type="string">
            <text:p text:style-name="P30">Runs <text:span text:style-name="T10">PROGRAM$</text:span> and passes the remaining arguments to <text:span text:style-name="T10">PROGRAM</text:span><text:span text:style-name="T23">$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126"><text:span text:style-name="T115">{</text:span>EXIT<text:span text:style-name="T115">|QUIT}</text:span> [CODE]</text:p>
          </table:table-cell>
          <table:table-cell table:style-name="Table1.B2" office:value-type="string">
            <text:p text:style-name="P28">Exits with <text:span text:style-name="T10">CODE</text:span> <text:span text:style-name="T29">(or 0 if </text:span><text:span text:style-name="T11">CODE</text:span> <text:span text:style-name="T29">is </text:span><text:span text:style-name="T80">not supplied</text:span><text:span text:style-name="T29">)</text:span>.</text:p>
          </table:table-cell>
        </table:table-row>
        <table:table-row table:style-name="Table1.1">
          <table:table-cell table:style-name="Table1.A2" office:value-type="string">
            <text:p text:style-name="P171">FCLOSE FILENUM</text:p>
          </table:table-cell>
          <table:table-cell table:style-name="Table1.B2" office:value-type="string">
            <text:p text:style-name="P91">Closes file number <text:span text:style-name="T10">FILENUM</text:span><text:span text:style-name="T69">. If -1 is passed then all open files will be closed.</text:span></text:p>
          </table:table-cell>
        </table:table-row>
        <table:table-row table:style-name="Table1.1">
          <table:table-cell table:style-name="Table1.A2" office:value-type="string">
            <text:p text:style-name="P170">FILES <text:span text:style-name="T110">[DIR$]</text:span></text:p>
          </table:table-cell>
          <table:table-cell table:style-name="Table1.B2" office:value-type="string">
            <text:p text:style-name="P89">List<text:span text:style-name="T113">s</text:span> the files and directories in the directory <text:span text:style-name="T111">specified by </text:span><text:span text:style-name="T26">DIR$</text:span><text:span text:style-name="T111"> or the current directory if </text:span><text:span text:style-name="T26">DIR$</text:span><text:span text:style-name="T111"> is not provided</text:span>.</text:p>
          </table:table-cell>
        </table:table-row>
        <table:table-row table:style-name="Table1.1">
          <table:table-cell table:style-name="Table1.A2" office:value-type="string">
            <text:p text:style-name="P173">FLUSH FILENUM</text:p>
          </table:table-cell>
          <table:table-cell table:style-name="Table1.B2" office:value-type="string">
            <text:p text:style-name="P93">Flushes the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72">FSEEK FILENUM, POSITION</text:p>
          </table:table-cell>
          <table:table-cell table:style-name="Table1.B2" office:value-type="string">
            <text:p text:style-name="P92">Moves the file cursor of file number <text:span text:style-name="T10">FILENUM</text:span> to <text:span text:style-name="T10">POSITION</text:span>.</text:p>
          </table:table-cell>
        </table:table-row>
        <table:table-row table:style-name="Table1.1">
          <table:table-cell table:style-name="Table1.A2" office:value-type="string">
            <text:p text:style-name="P171">FWRITE FILENUM, STRING$</text:p>
          </table:table-cell>
          <table:table-cell table:style-name="Table1.B2" office:value-type="string">
            <text:p text:style-name="P90">Writes <text:span text:style-name="T10">STRING$</text:span> to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68">{GOTO|GO} NAME</text:p>
          </table:table-cell>
          <table:table-cell table:style-name="Table1.B2" office:value-type="string">
            <text:p text:style-name="P87">Jumps to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68">{LABEL|LBL} NAME</text:p>
          </table:table-cell>
          <table:table-cell table:style-name="Table1.B2" office:value-type="string">
            <text:p text:style-name="P87">Creates a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22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27">Moves the cursor to <text:span text:style-name="T10">X</text:span>, <text:span text:style-name="T10">Y</text:span>. <text:span text:style-name="T135">If a negative number is provided then the cursor will be moved back by the absolute value of that amount.</text:span></text:p>
          </table:table-cell>
        </table:table-row>
        <table:table-row table:style-name="Table1.1">
          <table:table-cell table:style-name="Table1.A2" office:value-type="string">
            <text:p text:style-name="P174">{MKDIR|MD} NAME$</text:p>
          </table:table-cell>
          <table:table-cell table:style-name="Table1.B2" office:value-type="string">
            <text:p text:style-name="P94">Makes a directory named NAME$.</text:p>
          </table:table-cell>
        </table:table-row>
        <table:table-row table:style-name="Table1.1">
          <table:table-cell table:style-name="Table1.A2" office:value-type="string">
            <text:p text:style-name="P174">{MOVE|MV|RENAME|REN} OLD$, NEW$</text:p>
          </table:table-cell>
          <table:table-cell table:style-name="Table1.B2" office:value-type="string">
            <text:p text:style-name="P94">Moves/renames the file/directory <text:span text:style-name="T10">OLD$</text:span> to <text:span text:style-name="T10">NEW$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27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2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126">PUT [{STRING$/NUMBER} ...]</text:p>
          </table:table-cell>
          <table:table-cell table:style-name="Table1.B2" office:value-type="string">
            <text:p text:style-name="P27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177">{REMOVE|RM} PATH$</text:p>
          </table:table-cell>
          <table:table-cell table:style-name="Table1.B2" office:value-type="string">
            <text:p text:style-name="P98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21">RESETTIMER</text:p>
          </table:table-cell>
          <table:table-cell table:style-name="Table1.B2" office:value-type="string">
            <text:p text:style-name="P22">Resets the timer.</text:p>
          </table:table-cell>
        </table:table-row>
        <table:table-row table:style-name="Table1.1">
          <table:table-cell table:style-name="Table1.A2" office:value-type="string">
            <text:p text:style-name="P121">RUN <text:span text:style-name="T3">FILENAME$ </text:span><text:span text:style-name="T87">[, {ARG|ARG$}...]</text:span></text:p>
          </table:table-cell>
          <table:table-cell table:style-name="Table1.B2" office:value-type="string">
            <text:p text:style-name="P23"><text:span text:style-name="T75">R</text:span>uns <text:span text:style-name="T10">FILENAME$</text:span> <text:span text:style-name="T74">in </text:span><text:span text:style-name="T75">a new</text:span><text:span text:style-name="T74"> session </text:span><text:span text:style-name="T87">and passes </text:span><text:span text:style-name="T22">ARG</text:span><text:span text:style-name="T10">/</text:span><text:span text:style-name="T22">ARG</text:span><text:span text:style-name="T10">$ </text:span><text:span text:style-name="T22">to it</text:span><text:span text:style-name="T74">.</text:span></text:p>
          </table:table-cell>
        </table:table-row>
        <table:table-row table:style-name="Table1.1">
          <table:table-cell table:style-name="Table1.A2" office:value-type="string">
            <text:p text:style-name="P128">{<text:span text:style-name="T53">{</text:span>SET<text:span text:style-name="T53">|LET}</text:span> {VAR$|VAR}, {STRING$<text:span text:style-name="T55">|</text:span>NUMBER}|{VAR$|VAR} = {STRING$|NUMBER}}</text:p>
          </table:table-cell>
          <table:table-cell table:style-name="Table1.B2" office:value-type="string">
            <text:p text:style-name="P33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129">SH COMMAND$</text:p>
          </table:table-cell>
          <table:table-cell table:style-name="Table1.B2" office:value-type="string">
            <text:p text:style-name="P33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30"><text:span text:style-name="T55">{</text:span>SRAND<text:span text:style-name="T55">|</text:span>SRND<text:span text:style-name="T55">}</text:span> SEED</text:p>
          </table:table-cell>
          <table:table-cell table:style-name="Table1.B2" office:value-type="string">
            <text:p text:style-name="P33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129">WAIT SEC</text:p>
          </table:table-cell>
          <table:table-cell table:style-name="Table1.B2" office:value-type="string">
            <text:p text:style-name="P33">Waits for <text:span text:style-name="T10">SEC</text:span> seconds.</text:p>
          </table:table-cell>
        </table:table-row>
        <table:table-row table:style-name="Table1.1">
          <table:table-cell table:style-name="Table1.A2" office:value-type="string">
            <text:p text:style-name="P129">WAITMS MSEC</text:p>
          </table:table-cell>
          <table:table-cell table:style-name="Table1.B2" office:value-type="string">
            <text:p text:style-name="P33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29">WAITUS USEC</text:p>
          </table:table-cell>
          <table:table-cell table:style-name="Table1.B2" office:value-type="string">
            <text:p text:style-name="P33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129">_<text:span text:style-name="T57">AUTO</text:span><text:span text:style-name="T73">CMD</text:span><text:span text:style-name="T57">HIST</text:span></text:p>
          </table:table-cell>
          <table:table-cell table:style-name="Table1.B2" office:value-type="string">
            <text:p text:style-name="P35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21">_LOADCMDH<text:span text:style-name="T57">I</text:span>ST <text:span text:style-name="T4">FILENAME$</text:span></text:p>
          </table:table-cell>
          <table:table-cell table:style-name="Table1.B2" office:value-type="string">
            <text:p text:style-name="P36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21">_PROMPT <text:span text:style-name="T5">STRING$</text:span></text:p>
          </table:table-cell>
          <table:table-cell table:style-name="Table1.B2" office:value-type="string">
            <text:p text:style-name="P37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29">_<text:span text:style-name="T60">PROMPTTAB WIDTH</text:span></text:p>
          </table:table-cell>
          <table:table-cell table:style-name="Table1.B2" office:value-type="string">
            <text:p text:style-name="P189"><text:span text:style-name="T63">Sets the prompt tab width to</text:span><text:span text:style-name="T62"> </text:span><text:span text:style-name="T18">WIDTH</text:span><text:span text:style-name="T62">.</text:span></text:p>
          </table:table-cell>
        </table:table-row>
        <table:table-row table:style-name="Table1.1">
          <table:table-cell table:style-name="Table1.A2" office:value-type="string">
            <text:p text:style-name="P121">_<text:span text:style-name="T77">RESETTITLE</text:span></text:p>
          </table:table-cell>
          <table:table-cell table:style-name="Table1.B2" office:value-type="string">
            <text:p text:style-name="P38">Resets the terminal title.</text:p>
          </table:table-cell>
        </table:table-row>
        <table:table-row table:style-name="Table1.1">
          <table:table-cell table:style-name="Table1.A2" office:value-type="string">
            <text:p text:style-name="P121">_SAVECMDH<text:span text:style-name="T57">I</text:span>ST <text:span text:style-name="T6">FILENAME$</text:span></text:p>
          </table:table-cell>
          <table:table-cell table:style-name="Table1.B2" office:value-type="string">
            <text:p text:style-name="P36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21">_<text:span text:style-name="T127">SETENV NAME$, VALUE$</text:span></text:p>
          </table:table-cell>
          <table:table-cell table:style-name="Table1.B2" office:value-type="string">
            <text:p text:style-name="P111">Sets the environment variable with the name <text:span text:style-name="T10">NAME$</text:span> to <text:span text:style-name="T10">VALUE$</text:span><text:span text:style-name="T128">.</text:span></text:p>
          </table:table-cell>
        </table:table-row>
        <table:table-row table:style-name="Table1.1">
          <table:table-cell table:style-name="Table1.A2" office:value-type="string">
            <text:p text:style-name="P123">_SHATTRIB <text:span text:style-name="T6">{ATTRIB$|ATTRIB}, {VALUE$</text:span><text:span text:style-name="T55">|</text:span><text:span text:style-name="T6">VALUE}</text:span></text:p>
          </table:table-cell>
          <table:table-cell table:style-name="Table1.B2" office:value-type="string">
            <text:p text:style-name="P39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121">_<text:span text:style-name="T76">TITLE STRING$</text:span></text:p>
          </table:table-cell>
          <table:table-cell table:style-name="Table1.B2" office:value-type="string">
            <text:p text:style-name="P41">Sets the terminal title to <text:span text:style-name="T10">STRING$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21">_TXTATTRIB <text:span text:style-name="T6">{ATTRIB$|ATTRIB}, {VALUE$, VALUE}</text:span></text:p>
          </table:table-cell>
          <table:table-cell table:style-name="Table1.B2" office:value-type="string">
            <text:p text:style-name="P40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113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93">15/</text:span>"<text:span text:style-name="T93">TRUECOLOR</text:span>"/"<text:span text:style-name="T93">TRUE_COLOR</text:span>"/"<text:span text:style-name="T93">24BITCOLOR</text:span>"/"<text:span text:style-name="T129">24BIT_COLOR</text:span>"</text:p>
          </table:table-cell>
        </table:table-row>
        <table:table-row table:style-name="Table1.1">
          <table:table-cell table:style-name="Table1.A2" office:value-type="string">
            <text:p text:style-name="P121">_TXTLOCK</text:p>
          </table:table-cell>
          <table:table-cell table:style-name="Table1.B2" office:value-type="string">
            <text:p text:style-name="P42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21">_<text:span text:style-name="T8">TXTUNLOCK</text:span></text:p>
          </table:table-cell>
          <table:table-cell table:style-name="Table1.B2" office:value-type="string">
            <text:p text:style-name="P42">Undoes the effect of ‘_TXTLOCK’.</text:p>
          </table:table-cell>
        </table:table-row>
        <table:table-row table:style-name="Table1.1">
          <table:table-cell table:style-name="Table1.A2" office:value-type="string">
            <text:p text:style-name="P121">_<text:span text:style-name="T128">UNSETENV NAME$</text:span></text:p>
          </table:table-cell>
          <table:table-cell table:style-name="Table1.B2" office:value-type="string">
            <text:p text:style-name="P112">Unsets the environment variable named <text:span text:style-name="T10">NAME$</text:span>.</text:p>
          </table:table-cell>
        </table:table-row>
      </table:table>
      <text:p text:style-name="P1"/>
      <text:p text:style-name="P2"><text:span text:style-name="T9">Function</text:span>s:</text:p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1">ASC(STRING$ [, POSITION])</text:p>
          </table:table-cell>
          <table:table-cell table:style-name="Table2.B1" office:value-type="string">
            <text:p text:style-name="P43">Returns the ASCII code of character <text:span text:style-name="T10">POSITION</text:span> <text:span text:style-name="T70">(starting </text:span><text:span text:style-name="T71">at and defaulting if not specified to</text:span><text:span text:style-name="T70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33">BASENAME$(<text:span text:style-name="T91">FILENAME</text:span>$)</text:p>
          </table:table-cell>
          <table:table-cell table:style-name="Table2.B2" office:value-type="string">
            <text:p text:style-name="P44">Returns the file name out of <text:span text:style-name="T91">the file path provided by </text:span><text:span text:style-name="T24">FILENAME$</text:span><text:span text:style-name="T91">.</text:span></text:p>
          </table:table-cell>
        </table:table-row>
        <table:table-row table:style-name="Table2.1">
          <table:table-cell table:style-name="Table2.A2" office:value-type="string">
            <text:p text:style-name="P131">BGC()</text:p>
          </table:table-cell>
          <table:table-cell table:style-name="Table2.B2" office:value-type="string">
            <text:p text:style-name="P43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34"><text:span text:style-name="T72">{</text:span>CHDIR<text:span text:style-name="T72">|CD}</text:span>(DIR$)</text:p>
          </table:table-cell>
          <table:table-cell table:style-name="Table2.B2" office:value-type="string">
            <text:p text:style-name="P45">Attempts to change <text:span text:style-name="T52">the current directory to </text:span><text:span text:style-name="T16">DIR$</text:span><text:span text:style-name="T52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31">CHR$(CODE)</text:p>
          </table:table-cell>
          <table:table-cell table:style-name="Table2.B2" office:value-type="string">
            <text:p text:style-name="P43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35">CHRAT$(STRING$, POSITION)</text:p>
          </table:table-cell>
          <table:table-cell table:style-name="Table2.B2" office:value-type="string">
            <text:p text:style-name="P43">Returns the character <text:span text:style-name="T83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36">CWD$()</text:p>
          </table:table-cell>
          <table:table-cell table:style-name="Table2.B2" office:value-type="string">
            <text:p text:style-name="P46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37">CINT(NUMBER)</text:p>
          </table:table-cell>
          <table:table-cell table:style-name="Table2.B2" office:value-type="string">
            <text:p text:style-name="P47">R<text:span text:style-name="T32">eturn</text:span>s <text:span text:style-name="T10">NUMBER</text:span> <text:span text:style-name="T32">rounded</text:span>.</text:p>
          </table:table-cell>
        </table:table-row>
        <table:table-row table:style-name="Table2.1">
          <table:table-cell table:style-name="Table2.A2" office:value-type="string">
            <text:p text:style-name="P137">COS(NUMBER)</text:p>
          </table:table-cell>
          <table:table-cell table:style-name="Table2.B2" office:value-type="string">
            <text:p text:style-name="P47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37">COSH(NUMBER)</text:p>
          </table:table-cell>
          <table:table-cell table:style-name="Table2.B2" office:value-type="string">
            <text:p text:style-name="P47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38">CURX()</text:p>
          </table:table-cell>
          <table:table-cell table:style-name="Table2.B2" office:value-type="string">
            <text:p text:style-name="P48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38">CURY()</text:p>
          </table:table-cell>
          <table:table-cell table:style-name="Table2.B2" office:value-type="string">
            <text:p text:style-name="P48">Returns the Y position of the cursor.</text:p>
          </table:table-cell>
        </table:table-row>
        <table:table-row table:style-name="Table2.1">
          <table:table-cell table:style-name="Table2.A2" office:value-type="string">
            <text:p text:style-name="P133"><text:span text:style-name="T91">DIR</text:span>NAME$(<text:span text:style-name="T91">FILENAME</text:span>$)</text:p>
          </table:table-cell>
          <table:table-cell table:style-name="Table2.B2" office:value-type="string">
            <text:p text:style-name="P44">Returns the <text:span text:style-name="T92">directory</text:span> name out of <text:span text:style-name="T91">the file path provided by </text:span><text:span text:style-name="T24">FILENAME$</text:span><text:span text:style-name="T91">.</text:span></text:p>
          </table:table-cell>
        </table:table-row>
        <table:table-row table:style-name="Table2.1">
          <table:table-cell table:style-name="Table2.A2" office:value-type="string">
            <text:p text:style-name="P182">EOF(FILENUM)</text:p>
          </table:table-cell>
          <table:table-cell table:style-name="Table2.B2" office:value-type="string">
            <text:p text:style-name="P102">Returns 1 if <text:span text:style-name="T117">the end of</text:span> file number <text:span text:style-name="T10">FILENUM</text:span> <text:span text:style-name="T117">has been reached and 0 otherwise. -1 is returned if an invalid </text:span><text:span text:style-name="T27">FILENUM</text:span><text:span text:style-name="T117"> is passed.</text:span></text:p>
          </table:table-cell>
        </table:table-row>
        <table:table-row table:style-name="Table2.1">
          <table:table-cell table:style-name="Table2.A2" office:value-type="string">
            <text:p text:style-name="P182">EOFD(FILENUM)</text:p>
          </table:table-cell>
          <table:table-cell table:style-name="Table2.B2" office:value-type="string">
            <text:p text:style-name="P103">Returns 1 if <text:span text:style-name="T117">the file cursor for file number</text:span> <text:span text:style-name="T10">FILENUM</text:span> <text:span text:style-name="T117">has passed the size of the file data and 0 otherwise. -1 is returned if an invalid </text:span><text:span text:style-name="T27">FILENUM</text:span><text:span text:style-name="T117"> is passed.</text:span></text:p>
          </table:table-cell>
        </table:table-row>
        <table:table-row table:style-name="Table2.1">
          <table:table-cell table:style-name="Table2.A2" office:value-type="string">
            <text:p text:style-name="P125">EXEC<text:span text:style-name="T89">(</text:span>PROGRAM$ [, {ARG$/ARG}...]<text:span text:style-name="T89">)</text:span></text:p>
          </table:table-cell>
          <table:table-cell table:style-name="Table2.B2" office:value-type="string">
            <text:p text:style-name="P31">Runs <text:span text:style-name="T10">PROGRAM$</text:span>, passes the remaining arguments to <text:span text:style-name="T10">PROGRAM</text:span><text:span text:style-name="T23">$</text:span><text:span text:style-name="T88">, </text:span><text:span text:style-name="T89">then returns the exit code of the program or 127 if running </text:span><text:span text:style-name="T10">PROGRAM$</text:span><text:span text:style-name="T89"> failed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25">EXEC<text:span text:style-name="T90">$</text:span><text:span text:style-name="T89">(</text:span>PROGRAM$ [, {ARG$/ARG}...]<text:span text:style-name="T89">)</text:span></text:p>
          </table:table-cell>
          <table:table-cell table:style-name="Table2.B2" office:value-type="string">
            <text:p text:style-name="P31">Runs <text:span text:style-name="T10">PROGRAM$</text:span>, passes the remaining arguments to <text:span text:style-name="T10">PROGRAM</text:span><text:span text:style-name="T23">$</text:span><text:span text:style-name="T88">, </text:span><text:span text:style-name="T89">then returns the </text:span><text:span text:style-name="T90">output of </text:span><text:span text:style-name="T10">PROGRAM$</text:span><text:span text:style-name="T89">.</text:span></text:p>
          </table:table-cell>
        </table:table-row>
        <table:table-row table:style-name="Table2.1">
          <table:table-cell table:style-name="Table2.A2" office:value-type="string">
            <text:p text:style-name="P139">EXP(NUMBER)</text:p>
          </table:table-cell>
          <table:table-cell table:style-name="Table2.B2" office:value-type="string">
            <text:p text:style-name="P49">Returns the expon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6">FCLOSE(FILENUM)</text:p>
          </table:table-cell>
          <table:table-cell table:style-name="Table2.B2" office:value-type="string">
            <text:p text:style-name="P97">Closes <text:span text:style-name="T10">FILENUM</text:span> and <text:span text:style-name="T116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175">FILES$(<text:span text:style-name="T114">[DIR$]</text:span>)</text:p>
          </table:table-cell>
          <table:table-cell table:style-name="Table2.B2" office:value-type="string">
            <text:p text:style-name="P96">Returns a list <text:span text:style-name="T114">of</text:span><text:span text:style-name="T112"> files and directories in the directory </text:span><text:span text:style-name="T111">specified by </text:span><text:span text:style-name="T26">DIR$</text:span><text:span text:style-name="T111"> or the current directory if </text:span><text:span text:style-name="T26">DIR$</text:span><text:span text:style-name="T111"> is not provided</text:span><text:span text:style-name="T112">.</text:span></text:p>
          </table:table-cell>
        </table:table-row>
        <table:table-row table:style-name="Table2.1">
          <table:table-cell table:style-name="Table2.A2" office:value-type="string">
            <text:p text:style-name="P183">FLUSH(FILENUM)</text:p>
          </table:table-cell>
          <table:table-cell table:style-name="Table2.B2" office:value-type="string">
            <text:p text:style-name="P104">Returns 1 if flushing file number <text:span text:style-name="T10">FILENUM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178">FOPEN(FILE$, MODE$)</text:p>
          </table:table-cell>
          <table:table-cell table:style-name="Table2.B2" office:value-type="string">
            <text:p text:style-name="P99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181">FREAD(FILENUM)</text:p>
          </table:table-cell>
          <table:table-cell table:style-name="Table2.B2" office:value-type="string">
            <text:p text:style-name="P101">Returns the next character of file number <text:span text:style-name="T10">FILENUM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181">FREAD$(FILENUM)</text:p>
          </table:table-cell>
          <table:table-cell table:style-name="Table2.B2" office:value-type="string">
            <text:p text:style-name="P101">Returns the next character of file number <text:span text:style-name="T10">FILENUM</text:span>. An empty </text:p>
          </table:table-cell>
        </table:table-row>
        <table:table-row table:style-name="Table2.1">
          <table:table-cell table:style-name="Table2.A2" office:value-type="string">
            <text:p text:style-name="P179">FSIZE(FILENUM)</text:p>
          </table:table-cell>
          <table:table-cell table:style-name="Table2.B2" office:value-type="string">
            <text:p text:style-name="P100">Returns the position of the last character in <text:span text:style-name="T10">FILENUM</text:span><text:span text:style-name="T61"> </text:span><text:span text:style-name="T68">or -1 if the file number does not exist</text:span><text:span text:style-name="T61">.</text:span></text:p>
          </table:table-cell>
        </table:table-row>
        <table:table-row table:style-name="Table2.1">
          <table:table-cell table:style-name="Table2.A2" office:value-type="string">
            <text:p text:style-name="P180">FWRITE(FILENUM, STRING$)</text:p>
          </table:table-cell>
          <table:table-cell table:style-name="Table2.B2" office:value-type="string">
            <text:p text:style-name="P90">Writes <text:span text:style-name="T10">STRING$</text:span> to file number <text:span text:style-name="T10">FILENUM</text:span><text:span text:style-name="T61"> </text:span><text:span text:style-name="T67">and returns 1 if successful, otherwise returns 0</text:span><text:span text:style-name="T61">.</text:span></text:p>
          </table:table-cell>
        </table:table-row>
        <table:table-row table:style-name="Table2.1">
          <table:table-cell table:style-name="Table2.A2" office:value-type="string">
            <text:p text:style-name="P139">FGC()</text:p>
          </table:table-cell>
          <table:table-cell table:style-name="Table2.B2" office:value-type="string">
            <text:p text:style-name="P49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40">HEIGHT()</text:p>
          </table:table-cell>
          <table:table-cell table:style-name="Table2.B2" office:value-type="string">
            <text:p text:style-name="P50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41">HEX$(NUMBER)</text:p>
          </table:table-cell>
          <table:table-cell table:style-name="Table2.B2" office:value-type="string">
            <text:p text:style-name="P51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42">INKEY$()</text:p>
          </table:table-cell>
          <table:table-cell table:style-name="Table2.B2" office:value-type="string">
            <text:p text:style-name="P52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43">INPUT$(PROMPT$)</text:p>
          </table:table-cell>
          <table:table-cell table:style-name="Table2.B2" office:value-type="string">
            <text:p text:style-name="P53">Returns a string after prompting for <text:span text:style-name="T10">PROMPT$</text:span> (asks “?: ” <text:span text:style-name="T31">if </text:span><text:span text:style-name="T13">PROMPT$</text:span><text:span text:style-name="T31"> is not </text:span><text:span text:style-name="T80">supplied</text:span>).</text:p>
          </table:table-cell>
        </table:table-row>
        <table:table-row table:style-name="Table2.32">
          <table:table-cell table:style-name="Table2.A2" office:value-type="string">
            <text:p text:style-name="P144">INT(NUMBER)</text:p>
          </table:table-cell>
          <table:table-cell table:style-name="Table2.B2" office:value-type="string">
            <text:p text:style-name="P54">Returns <text:span text:style-name="T10">NUMBER</text:span> rounded down.</text:p>
          </table:table-cell>
        </table:table-row>
        <table:table-row table:style-name="Table2.32">
          <table:table-cell table:style-name="Table2.A2" office:value-type="string">
            <text:p text:style-name="P187">ISFILE(PATH$)</text:p>
          </table:table-cell>
          <table:table-cell table:style-name="Table2.B2" office:value-type="string">
            <text:p text:style-name="P107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ext:soft-page-break/>
        <table:table-row table:style-name="Table2.1">
          <table:table-cell table:style-name="Table2.A2" office:value-type="string">
            <text:p text:style-name="P145">LCASE$(STRING$)</text:p>
          </table:table-cell>
          <table:table-cell table:style-name="Table2.B2" office:value-type="string">
            <text:p text:style-name="P55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5">LEN(STRING$)</text:p>
          </table:table-cell>
          <table:table-cell table:style-name="Table2.B2" office:value-type="string">
            <text:p text:style-name="P55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7">LIMIT(NUMBER, {MAX | MIN, [MAX]})</text:p>
          </table:table-cell>
          <table:table-cell table:style-name="Table2.B2" office:value-type="string">
            <text:p text:style-name="P86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46">LINE$(LINE, STRING$)</text:p>
          </table:table-cell>
          <table:table-cell table:style-name="Table2.B2" office:value-type="string">
            <text:p text:style-name="P56">Returns <text:span text:style-name="T70">line</text:span> <text:span text:style-name="T19">LINE</text:span> <text:span text:style-name="T70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6">LINES(STRING$)</text:p>
          </table:table-cell>
          <table:table-cell table:style-name="Table2.B2" office:value-type="string">
            <text:p text:style-name="P57">Returns <text:span text:style-name="T34">the </text:span>line count<text:span text:style-name="T34"> of </text:span><text:span text:style-name="T20">STRING$</text:span><text:span text:style-name="T34">.</text:span></text:p>
          </table:table-cell>
        </table:table-row>
        <table:table-row table:style-name="Table2.1">
          <table:table-cell table:style-name="Table2.A2" office:value-type="string">
            <text:p text:style-name="P144">LOG(NUMBER)</text:p>
          </table:table-cell>
          <table:table-cell table:style-name="Table2.B2" office:value-type="string">
            <text:p text:style-name="P54">Retu<text:span text:style-name="T33">r</text:span>ns <text:span text:style-name="T33">the </text:span><text:span text:style-name="T34">natural</text:span><text:span text:style-name="T33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47">LOG10(NUMBER)</text:p>
          </table:table-cell>
          <table:table-cell table:style-name="Table2.B2" office:value-type="string">
            <text:p text:style-name="P55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4">{MKDIR|MD}(PATH$)</text:p>
          </table:table-cell>
          <table:table-cell table:style-name="Table2.B2" office:value-type="string">
            <text:p text:style-name="P105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48">MOD(NUMBER)</text:p>
          </table:table-cell>
          <table:table-cell table:style-name="Table2.B2" office:value-type="string">
            <text:p text:style-name="P58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4">{MOVE|MV|RENAME|REN}<text:span text:style-name="T118">(</text:span>OLD$, NEW$<text:span text:style-name="T118">)</text:span></text:p>
          </table:table-cell>
          <table:table-cell table:style-name="Table2.B2" office:value-type="string">
            <text:p text:style-name="P95">Moves/renames the file/directory <text:span text:style-name="T10">OLD$</text:span> to <text:span text:style-name="T10">NEW$</text:span><text:span text:style-name="T61"> </text:span><text:span text:style-name="T66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149">OCT$(NUMBER)</text:p>
          </table:table-cell>
          <table:table-cell table:style-name="Table2.B2" office:value-type="string">
            <text:p text:style-name="P59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6">PAD(STRING$/<text:span text:style-name="T105">NUM</text:span><text:span text:style-name="T109">BER</text:span>, WIDTH <text:span text:style-name="T105">[, CHAR$]</text:span>)</text:p>
          </table:table-cell>
          <table:table-cell table:style-name="Table2.B2" office:value-type="string">
            <text:p text:style-name="P83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106">contain one character</text:span>, if <text:span text:style-name="T10">CHAR$</text:span> is not provided then ‘ ’ is used <text:span text:style-name="T106">f</text:span>o<text:span text:style-name="T106">r</text:span> <text:span text:style-name="T10">STRING$</text:span> and ‘0’ is used <text:span text:style-name="T106">f</text:span>o<text:span text:style-name="T106">r</text:span> <text:span text:style-name="T10">NUM</text:span><text:span text:style-name="T25">BER</text:span>.</text:p>
          </table:table-cell>
        </table:table-row>
        <table:table-row table:style-name="Table2.1">
          <table:table-cell table:style-name="Table2.A2" office:value-type="string">
            <text:p text:style-name="P148">PI()</text:p>
          </table:table-cell>
          <table:table-cell table:style-name="Table2.B2" office:value-type="string">
            <text:p text:style-name="P58">Returns Pi.</text:p>
          </table:table-cell>
        </table:table-row>
        <table:table-row table:style-name="Table2.1">
          <table:table-cell table:style-name="Table2.A2" office:value-type="string">
            <text:p text:style-name="P148"><text:span text:style-name="T56">{</text:span>RAND<text:span text:style-name="T56">|RND}</text:span>({MAX | MIN, MAX})</text:p>
          </table:table-cell>
          <table:table-cell table:style-name="Table2.B2" office:value-type="string">
            <text:p text:style-name="P58">Returns a random number <text:span text:style-name="T35">from </text:span><text:span text:style-name="T15">MIN</text:span><text:span text:style-name="T35"> (0 if </text:span><text:span text:style-name="T15">MIN</text:span><text:span text:style-name="T35"> is </text:span><text:span text:style-name="T80">not supplied</text:span><text:span text:style-name="T35">) to </text:span><text:span text:style-name="T15">MAX</text:span><text:span text:style-name="T35">.</text:span></text:p>
          </table:table-cell>
        </table:table-row>
        <table:table-row table:style-name="Table2.1">
          <table:table-cell table:style-name="Table2.A2" office:value-type="string">
            <text:p text:style-name="P185">{REMOVE|RM}(PATH$)</text:p>
          </table:table-cell>
          <table:table-cell table:style-name="Table2.B2" office:value-type="string">
            <text:p text:style-name="P106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50">RGB(RED, GREEN, BLUE)</text:p>
          </table:table-cell>
          <table:table-cell table:style-name="Table2.B2" office:value-type="string">
            <text:p text:style-name="P60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51"><text:span text:style-name="T36">SH</text:span>(COMMAND$)</text:p>
          </table:table-cell>
          <table:table-cell table:style-name="Table2.B2" office:value-type="string">
            <text:p text:style-name="P33">Runs <text:span text:style-name="T12">COMMAND$</text:span> in <text:span text:style-name="T83">the command line or shell</text:span> <text:span text:style-name="T30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151"><text:span text:style-name="T36">SH</text:span><text:span text:style-name="T83">$</text:span><text:span text:style-name="T88">(</text:span>COMMAND$)</text:p>
          </table:table-cell>
          <table:table-cell table:style-name="Table2.B2" office:value-type="string">
            <text:p text:style-name="P34">Runs <text:span text:style-name="T12">COMMAND$</text:span> in <text:span text:style-name="T83">the command line or shell</text:span> <text:span text:style-name="T30">and returns the </text:span><text:span text:style-name="T83">text the command outputs</text:span><text:span text:style-name="T30">.</text:span></text:p>
          </table:table-cell>
        </table:table-row>
        <table:table-row table:style-name="Table2.1">
          <table:table-cell table:style-name="Table2.A2" office:value-type="string">
            <text:p text:style-name="P152">SIN(NUMBER)</text:p>
          </table:table-cell>
          <table:table-cell table:style-name="Table2.B2" office:value-type="string">
            <text:p text:style-name="P61">Returns the sine of <text:span text:style-name="T10">NUMBER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52">SINH(NUMBER)</text:p>
          </table:table-cell>
          <table:table-cell table:style-name="Table2.B2" office:value-type="string">
            <text:p text:style-name="P61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3">SNIP$(STRING$, {TO | {[FROM], TO | FROM <text:span text:style-name="T104">[</text:span>, TO]}})</text:p>
          </table:table-cell>
          <table:table-cell table:style-name="Table2.B2" office:value-type="string">
            <text:p text:style-name="P62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52">STR$(NUMBER)</text:p>
          </table:table-cell>
          <table:table-cell table:style-name="Table2.B2" office:value-type="string">
            <text:p text:style-name="P61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52">TAN(NUMBER)</text:p>
          </table:table-cell>
          <table:table-cell table:style-name="Table2.B2" office:value-type="string">
            <text:p text:style-name="P61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2">TANH(NUMBER)</text:p>
          </table:table-cell>
          <table:table-cell table:style-name="Table2.B2" office:value-type="string">
            <text:p text:style-name="P61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4">TIME()</text:p>
          </table:table-cell>
          <table:table-cell table:style-name="Table2.B2" office:value-type="string">
            <text:p text:style-name="P63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54">TIMEMS()</text:p>
          </table:table-cell>
          <table:table-cell table:style-name="Table2.B2" office:value-type="string">
            <text:p text:style-name="P63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54">TIMEUS()</text:p>
          </table:table-cell>
          <table:table-cell table:style-name="Table2.B2" office:value-type="string">
            <text:p text:style-name="P63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55">TIMER()</text:p>
          </table:table-cell>
          <table:table-cell table:style-name="Table2.B2" office:value-type="string">
            <text:p text:style-name="P64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55">TIMER<text:span text:style-name="T37">MS</text:span>()</text:p>
          </table:table-cell>
          <table:table-cell table:style-name="Table2.B2" office:value-type="string">
            <text:p text:style-name="P64">Returns the timer value in <text:span text:style-name="T37">milli</text:span>seconds.</text:p>
          </table:table-cell>
        </table:table-row>
        <table:table-row table:style-name="Table2.1">
          <table:table-cell table:style-name="Table2.A2" office:value-type="string">
            <text:p text:style-name="P155">TIMER<text:span text:style-name="T37">US</text:span>()</text:p>
          </table:table-cell>
          <table:table-cell table:style-name="Table2.B2" office:value-type="string">
            <text:p text:style-name="P64">Returns the timer value in <text:span text:style-name="T37">micro</text:span>seconds.</text:p>
          </table:table-cell>
        </table:table-row>
        <table:table-row table:style-name="Table2.1">
          <table:table-cell table:style-name="Table2.A2" office:value-type="string">
            <text:p text:style-name="P156">UCASE$(STRING$)</text:p>
          </table:table-cell>
          <table:table-cell table:style-name="Table2.B2" office:value-type="string">
            <text:p text:style-name="P65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7">VAL(STRING$ <text:span text:style-name="T80">[</text:span>, <text:span text:style-name="T79">TYPE</text:span><text:span text:style-name="T80">]</text:span>)</text:p>
          </table:table-cell>
          <table:table-cell table:style-name="Table2.B2" office:value-type="string">
            <text:p text:style-name="P66">Returns the numeric value of <text:span text:style-name="T10">STRING$,</text:span> <text:span text:style-name="T21">TYPE</text:span><text:span text:style-name="T79"> is what type the number is (0 = DEC, 1 = HEX, 2 = OCT, etc/</text:span><text:span text:style-name="T80">not supplied</text:span><text:span text:style-name="T79"> = Auto (sscanf auto-detect)).</text:span></text:p>
          </table:table-cell>
        </table:table-row>
        <table:table-row table:style-name="Table2.1">
          <table:table-cell table:style-name="Table2.A2" office:value-type="string">
            <text:p text:style-name="P140">WIDTH()</text:p>
          </table:table-cell>
          <table:table-cell table:style-name="Table2.B2" office:value-type="string">
            <text:p text:style-name="P50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84">ARGC()</text:span></text:p>
          </table:table-cell>
          <table:table-cell table:style-name="Table2.B2" office:value-type="string">
            <text:p text:style-name="P67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157">_<text:span text:style-name="T85">ARG$([N])</text:span></text:p>
          </table:table-cell>
          <table:table-cell table:style-name="Table2.B2" office:value-type="string">
            <text:p text:style-name="P68">Returns argument <text:span text:style-name="T10">N</text:span> or all arguments <text:span text:style-name="T86">except #0</text:span> if <text:span text:style-name="T10">N</text:span> is not provided. <text:span text:style-name="T86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57">_BITS$<text:span text:style-name="T38">()</text:span></text:p>
          </table:table-cell>
          <table:table-cell table:style-name="Table2.B2" office:value-type="string">
            <text:p text:style-name="P69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39">_<text:span text:style-name="T78">ENV$(STRING$)</text:span></text:p>
          </table:table-cell>
          <table:table-cell table:style-name="Table2.B2" office:value-type="string">
            <text:p text:style-name="P70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39">_<text:span text:style-name="T78">ENVSET(STRING$)</text:span></text:p>
          </table:table-cell>
          <table:table-cell table:style-name="Table2.B2" office:value-type="string">
            <text:p text:style-name="P70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123">ERRNOSTR$(ERRNO)</text:span></text:p>
          </table:table-cell>
          <table:table-cell table:style-name="Table2.B2" office:value-type="string">
            <text:p text:style-name="P109">Returns the corresponding error string for error number ERRNO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119">FILEERROR()</text:span></text:p>
          </table:table-cell>
          <table:table-cell table:style-name="Table2.B2" office:value-type="string">
            <text:p text:style-name="P108">Returns the last error produced by a file I/O function or command.</text:p>
          </table:table-cell>
        </table:table-row>
        <text:soft-page-break/>
        <table:table-row table:style-name="Table2.1">
          <table:table-cell table:style-name="Table2.A2" office:value-type="string">
            <text:p text:style-name="P157">_<text:span text:style-name="T59">HOME$()</text:span></text:p>
          </table:table-cell>
          <table:table-cell table:style-name="Table2.B2" office:value-type="string">
            <text:p text:style-name="P71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39">OS$()</text:span></text:p>
          </table:table-cell>
          <table:table-cell table:style-name="Table2.B2" office:value-type="string">
            <text:p text:style-name="P72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40">PROMPT$()</text:span></text:p>
          </table:table-cell>
          <table:table-cell table:style-name="Table2.B2" office:value-type="string">
            <text:p text:style-name="P73">Returns the prompt string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124">RET()</text:span></text:p>
          </table:table-cell>
          <table:table-cell table:style-name="Table2.B2" office:value-type="string">
            <text:p text:style-name="P110">Returns <text:span text:style-name="T125">the exit status generated by </text:span><text:span text:style-name="T126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57">_<text:span text:style-name="T81">STARTCMD$()</text:span></text:p>
          </table:table-cell>
          <table:table-cell table:style-name="Table2.B2" office:value-type="string">
            <text:p text:style-name="P74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32"><text:span text:style-name="T132">_TEST</text:span><text:span text:style-name="T130">(</text:span><text:span text:style-name="T131">CONDITION</text:span><text:span text:style-name="T130">)</text:span></text:p>
          </table:table-cell>
          <table:table-cell table:style-name="Table2.B2" office:value-type="string">
            <text:p text:style-name="P115">Evaluates and returns the result of testing <text:s/><text:span text:style-name="T28">CONDITION</text:span>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41">TXTLOCK()</text:span></text:p>
          </table:table-cell>
          <table:table-cell table:style-name="Table2.B2" office:value-type="string">
            <text:p text:style-name="P75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42">VER$()</text:span></text:p>
          </table:table-cell>
          <table:table-cell table:style-name="Table2.B2" office:value-type="string">
            <text:p text:style-name="P76">Returns the CLIBASIC version.</text:p>
          </table:table-cell>
        </table:table-row>
      </table:table>
      <text:p text:style-name="P3"/>
      <text:p text:style-name="P4"><text:span text:style-name="T43">Logic Commands</text:span>:</text:p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8">DO</text:p>
          </table:table-cell>
          <table:table-cell table:style-name="Table3.B1" office:value-type="string">
            <text:p text:style-name="P77">Begin<text:span text:style-name="T44">s</text:span> a DO <text:span text:style-name="T44">block</text:span>.</text:p>
          </table:table-cell>
        </table:table-row>
        <table:table-row table:style-name="Table3.1">
          <table:table-cell table:style-name="Table3.A2" office:value-type="string">
            <text:p text:style-name="P159">ELSE</text:p>
          </table:table-cell>
          <table:table-cell table:style-name="Table3.B2" office:value-type="string">
            <text:p text:style-name="P78">Inverts an IF command.</text:p>
          </table:table-cell>
        </table:table-row>
        <table:table-row table:style-name="Table3.1">
          <table:table-cell table:style-name="Table3.A2" office:value-type="string">
            <text:p text:style-name="P159">ENDIF</text:p>
          </table:table-cell>
          <table:table-cell table:style-name="Table3.B2" office:value-type="string">
            <text:p text:style-name="P78">Ends an IF block.</text:p>
          </table:table-cell>
        </table:table-row>
        <table:table-row table:style-name="Table3.1">
          <table:table-cell table:style-name="Table3.A2" office:value-type="string">
            <text:p text:style-name="P160">FOR VAR, INIT, CONDITION, I</text:p>
          </table:table-cell>
          <table:table-cell table:style-name="Table3.B2" office:value-type="string">
            <text:p text:style-name="P79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61">IF CONDITION</text:p>
          </table:table-cell>
          <table:table-cell table:style-name="Table3.B2" office:value-type="string">
            <text:p text:style-name="P78"><text:span text:style-name="T46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58">LOOP</text:p>
          </table:table-cell>
          <table:table-cell table:style-name="Table3.B2" office:value-type="string">
            <text:p text:style-name="P77">Jump<text:span text:style-name="T47">s</text:span> to the beginning of a DO/LOOP <text:span text:style-name="T45">block</text:span>.</text:p>
          </table:table-cell>
        </table:table-row>
        <table:table-row table:style-name="Table3.1">
          <table:table-cell table:style-name="Table3.A2" office:value-type="string">
            <text:p text:style-name="P158">LOOPWHILE CONDITION</text:p>
          </table:table-cell>
          <table:table-cell table:style-name="Table3.B2" office:value-type="string">
            <text:p text:style-name="P77">Jump<text:span text:style-name="T47">s</text:span> to the beginning of a DO/LOOP <text:span text:style-name="T45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60">NEXT</text:p>
          </table:table-cell>
          <table:table-cell table:style-name="Table3.B2" office:value-type="string">
            <text:p text:style-name="P79">Jumps to the beginning of a FOR <text:span text:style-name="T48">block.</text:span></text:p>
          </table:table-cell>
        </table:table-row>
        <table:table-row table:style-name="Table3.1">
          <table:table-cell table:style-name="Table3.A2" office:value-type="string">
            <text:p text:style-name="P162">REM</text:p>
          </table:table-cell>
          <table:table-cell table:style-name="Table3.B2" office:value-type="string">
            <text:p text:style-name="P80">Comments out one command.</text:p>
          </table:table-cell>
        </table:table-row>
        <table:table-row table:style-name="Table3.1">
          <table:table-cell table:style-name="Table3.A2" office:value-type="string">
            <text:p text:style-name="P158"><text:span text:style-name="T134">{WHILE|</text:span>DOWHILE<text:span text:style-name="T134">}</text:span> CONDITION</text:p>
          </table:table-cell>
          <table:table-cell table:style-name="Table3.B2" office:value-type="string">
            <text:p text:style-name="P77">Begin<text:span text:style-name="T44">s</text:span> a DO <text:span text:style-name="T44">block</text:span> while <text:span text:style-name="T10">CONDITION</text:span> is true.</text:p>
          </table:table-cell>
        </table:table-row>
      </table:table>
      <text:p text:style-name="P5"/>
      <text:p text:style-name="P6"><text:span text:style-name="T49">Symbol</text:span><text:span text:style-name="T43">s</text:span>:</text:p>
      <text:p text:style-name="P15"/>
      <table:table table:name="Table4" table:style-name="Table4">
        <table:table-column table:style-name="Table4.A"/>
        <table:table-column table:style-name="Table4.B"/>
        <table:table-row table:style-name="TableLine94686347793536">
          <table:table-cell table:style-name="Table4.A1" office:value-type="string">
            <text:p text:style-name="P163">?</text:p>
          </table:table-cell>
          <table:table-cell table:style-name="Table4.B1" office:value-type="string">
            <text:p text:style-name="P81"><text:span text:style-name="T50">Shortcut to </text:span><text:span text:style-name="T10">PRINT</text:span>.</text:p>
          </table:table-cell>
        </table:table-row>
        <table:table-row table:style-name="TableLine94686347273328">
          <table:table-cell table:style-name="Table4.A2" office:value-type="string">
            <text:p text:style-name="P169">$</text:p>
          </table:table-cell>
          <table:table-cell table:style-name="Table4.B2" office:value-type="string">
            <text:p text:style-name="P88">Shortcut to <text:span text:style-name="T10">SH</text:span>.</text:p>
          </table:table-cell>
        </table:table-row>
        <table:table-row table:style-name="TableLine94686345281792">
          <table:table-cell table:style-name="Table4.A2" office:value-type="string">
            <text:p text:style-name="P169">@</text:p>
          </table:table-cell>
          <table:table-cell table:style-name="Table4.B2" office:value-type="string">
            <text:p text:style-name="P88">Shortcut to <text:span text:style-name="T10">LABEL</text:span>.</text:p>
          </table:table-cell>
        </table:table-row>
        <table:table-row table:style-name="TableLine94686345282288">
          <table:table-cell table:style-name="Table4.A2" office:value-type="string">
            <text:p text:style-name="P169">%</text:p>
          </table:table-cell>
          <table:table-cell table:style-name="Table4.B2" office:value-type="string">
            <text:p text:style-name="P88">Shortcut to <text:span text:style-name="T10">GOTO</text:span>.</text:p>
          </table:table-cell>
        </table:table-row>
        <table:table-row table:style-name="TableLine94686345282896">
          <table:table-cell table:style-name="Table4.A2" office:value-type="string">
            <text:p text:style-name="P188">~</text:p>
          </table:table-cell>
          <table:table-cell table:style-name="Table4.B2" office:value-type="string">
            <text:p text:style-name="P114">Shortcut to <text:span text:style-name="T10">_TEST()</text:span>.</text:p>
          </table:table-cell>
        </table:table-row>
        <table:table-row table:style-name="TableLine94686345283504">
          <table:table-cell table:style-name="Table4.A2" office:value-type="string">
            <text:p text:style-name="P163"><text:span text:style-name="T107">{</text:span>'<text:span text:style-name="T107">|#}</text:span></text:p>
          </table:table-cell>
          <table:table-cell table:style-name="Table4.B2" office:value-type="string">
            <text:p text:style-name="P82">Comment <text:span text:style-name="T51">until the end of the line.</text:span></text:p>
          </table:table-cell>
        </table:table-row>
      </table:table>
      <text:p text:style-name="P15"/>
      <text:p text:style-name="P19"/>
      <text:p text:style-name="P8"><text:span text:style-name="T108">Comparing</text:span>:</text:p>
      <text:p text:style-name="P18"/>
      <table:table table:name="Table5" table:style-name="Table5">
        <table:table-column table:style-name="Table5.A"/>
        <table:table-column table:style-name="Table5.B"/>
        <table:table-row table:style-name="TableLine94686347815408">
          <table:table-cell table:style-name="Table5.A1" office:value-type="string">
            <text:p text:style-name="P165">=</text:p>
          </table:table-cell>
          <table:table-cell table:style-name="Table5.B1" office:value-type="string">
            <text:p text:style-name="P84">Equal to</text:p>
          </table:table-cell>
        </table:table-row>
        <table:table-row table:style-name="TableLine94686345298544">
          <table:table-cell table:style-name="Table5.A2" office:value-type="string">
            <text:p text:style-name="P164">&lt;&gt;</text:p>
          </table:table-cell>
          <table:table-cell table:style-name="Table5.B2" office:value-type="string">
            <text:p text:style-name="P84">Not equal to</text:p>
          </table:table-cell>
        </table:table-row>
        <table:table-row table:style-name="TableLine94686345299360">
          <table:table-cell table:style-name="Table5.A2" office:value-type="string">
            <text:p text:style-name="P164">&gt;</text:p>
          </table:table-cell>
          <table:table-cell table:style-name="Table5.B2" office:value-type="string">
            <text:p text:style-name="P84">Greater than</text:p>
          </table:table-cell>
        </table:table-row>
        <table:table-row table:style-name="TableLine94686345299856">
          <table:table-cell table:style-name="Table5.A2" office:value-type="string">
            <text:p text:style-name="P164">&lt;</text:p>
          </table:table-cell>
          <table:table-cell table:style-name="Table5.B2" office:value-type="string">
            <text:p text:style-name="P84">Less than</text:p>
          </table:table-cell>
        </table:table-row>
        <table:table-row table:style-name="TableLine94686345300544">
          <table:table-cell table:style-name="Table5.A2" office:value-type="string">
            <text:p text:style-name="P164"><text:span text:style-name="T108">{</text:span>&gt;<text:span text:style-name="T108">=|=&gt;}</text:span></text:p>
          </table:table-cell>
          <table:table-cell table:style-name="Table5.B2" office:value-type="string">
            <text:p text:style-name="P84">Greater than or equal to</text:p>
          </table:table-cell>
        </table:table-row>
        <table:table-row table:style-name="TableLine94686345301312">
          <table:table-cell table:style-name="Table5.A2" office:value-type="string">
            <text:p text:style-name="P165">{&lt;=|=&lt;}</text:p>
          </table:table-cell>
          <table:table-cell table:style-name="Table5.B2" office:value-type="string">
            <text:p text:style-name="P84">Less than or equal to</text:p>
          </table:table-cell>
        </table:table-row>
        <table:table-row table:style-name="TableLine94686345302080">
          <table:table-cell table:style-name="Table5.A2" office:value-type="string">
            <text:p text:style-name="P166">&amp;</text:p>
          </table:table-cell>
          <table:table-cell table:style-name="Table5.B2" office:value-type="string">
            <text:p text:style-name="P85">And</text:p>
          </table:table-cell>
        </table:table-row>
        <table:table-row table:style-name="TableLine94686345302848">
          <table:table-cell table:style-name="Table5.A2" office:value-type="string">
            <text:p text:style-name="P166">|</text:p>
          </table:table-cell>
          <table:table-cell table:style-name="Table5.B2" office:value-type="string">
            <text:p text:style-name="P85">Or</text:p>
          </table:table-cell>
        </table:table-row>
      </table:table>
      <text:p text:style-name="P18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9-28T07:34:23.320918837</dc:date>
    <meta:editing-duration>P3DT15H28M19S</meta:editing-duration>
    <meta:editing-cycles>229</meta:editing-cycles>
    <meta:generator>LibreOffice/7.2.1.2$Linux_X86_64 LibreOffice_project/20$Build-2</meta:generator>
    <meta:document-statistic meta:table-count="5" meta:image-count="0" meta:object-count="0" meta:page-count="15" meta:paragraph-count="328" meta:word-count="2034" meta:character-count="12472" meta:non-whitespace-character-count="10782"/>
  </office:meta>
</office:document-meta>
</file>